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d3dbf" officeooo:paragraph-rsid="000d3dbf"/>
    </style:style>
    <style:style style:name="P2" style:family="paragraph" style:parent-style-name="Standard">
      <style:text-properties officeooo:rsid="000dde88" officeooo:paragraph-rsid="000dde88"/>
    </style:style>
    <style:style style:name="P3" style:family="paragraph" style:parent-style-name="Standard">
      <style:text-properties officeooo:rsid="000e80fa" officeooo:paragraph-rsid="000e80fa"/>
    </style:style>
    <style:style style:name="P4" style:family="paragraph" style:parent-style-name="Standard">
      <style:text-properties officeooo:rsid="000e80fa" officeooo:paragraph-rsid="001050cb"/>
    </style:style>
    <style:style style:name="P5" style:family="paragraph" style:parent-style-name="Standard">
      <style:text-properties officeooo:rsid="000e80fa" officeooo:paragraph-rsid="001258f4"/>
    </style:style>
    <style:style style:name="P6" style:family="paragraph" style:parent-style-name="Standard">
      <style:text-properties officeooo:rsid="000e80fa" officeooo:paragraph-rsid="0012bcee"/>
    </style:style>
    <style:style style:name="P7" style:family="paragraph" style:parent-style-name="Standard">
      <style:text-properties officeooo:rsid="000e80fa" officeooo:paragraph-rsid="001376e5"/>
    </style:style>
    <style:style style:name="P8" style:family="paragraph" style:parent-style-name="Standard">
      <style:text-properties officeooo:rsid="000e80fa" officeooo:paragraph-rsid="0014efd9"/>
    </style:style>
    <style:style style:name="P9" style:family="paragraph" style:parent-style-name="Standard">
      <style:text-properties officeooo:rsid="000e80fa" officeooo:paragraph-rsid="0016c510"/>
    </style:style>
    <style:style style:name="P10" style:family="paragraph" style:parent-style-name="Standard">
      <style:text-properties officeooo:rsid="000e80fa" officeooo:paragraph-rsid="00197eae"/>
    </style:style>
    <style:style style:name="P11" style:family="paragraph" style:parent-style-name="Standard">
      <style:text-properties officeooo:rsid="000e80fa" officeooo:paragraph-rsid="001c99fd"/>
    </style:style>
    <style:style style:name="P12" style:family="paragraph" style:parent-style-name="Standard">
      <style:text-properties officeooo:rsid="001050cb" officeooo:paragraph-rsid="001050cb"/>
    </style:style>
    <style:style style:name="P13" style:family="paragraph" style:parent-style-name="Standard">
      <style:text-properties officeooo:rsid="001376e5" officeooo:paragraph-rsid="001376e5"/>
    </style:style>
    <style:style style:name="P14" style:family="paragraph" style:parent-style-name="Standard">
      <style:text-properties officeooo:rsid="0017b949" officeooo:paragraph-rsid="0017b949"/>
    </style:style>
    <style:style style:name="P15" style:family="paragraph" style:parent-style-name="Standard">
      <style:text-properties officeooo:rsid="000e80fa" officeooo:paragraph-rsid="001c99fd"/>
    </style:style>
    <style:style style:name="T1" style:family="text">
      <style:text-properties officeooo:rsid="000e80fa"/>
    </style:style>
    <style:style style:name="T2" style:family="text">
      <style:text-properties officeooo:rsid="001050cb"/>
    </style:style>
    <style:style style:name="T3" style:family="text">
      <style:text-properties officeooo:rsid="001066fa"/>
    </style:style>
    <style:style style:name="T4" style:family="text">
      <style:text-properties officeooo:rsid="001258f4"/>
    </style:style>
    <style:style style:name="T5" style:family="text">
      <style:text-properties officeooo:rsid="0012bcee"/>
    </style:style>
    <style:style style:name="T6" style:family="text">
      <style:text-properties style:text-position="super 58%" officeooo:rsid="0012bcee"/>
    </style:style>
    <style:style style:name="T7" style:family="text">
      <style:text-properties officeooo:rsid="001376e5"/>
    </style:style>
    <style:style style:name="T8" style:family="text">
      <style:text-properties officeooo:rsid="0014efd9"/>
    </style:style>
    <style:style style:name="T9" style:family="text">
      <style:text-properties officeooo:rsid="0016c510"/>
    </style:style>
    <style:style style:name="T10" style:family="text">
      <style:text-properties officeooo:rsid="00197eae"/>
    </style:style>
    <style:style style:name="T11" style:family="text">
      <style:text-properties officeooo:rsid="001c99fd"/>
    </style:style>
    <style:style style:name="T12" style:family="text">
      <style:text-properties fo:color="#ce181e" fo:font-weight="bold" officeooo:rsid="001c99fd" fo:background-color="#fff200" loext:char-shading-value="0" style:font-weight-asian="bold" style:font-weight-complex="bold"/>
    </style:style>
    <style:style style:name="T13" style:family="text">
      <style:text-properties fo:font-style="italic" style:font-style-asian="italic" style:font-style-complex="itali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- HDFS Read</text:p>
      <text:p text:style-name="P1"/>
      <text:p text:style-name="P1">2- Map reduce analysis</text:p>
      <text:p text:style-name="P1"/>
      <text:p text:style-name="P1">3- HDFS write</text:p>
      <text:p text:style-name="P1"/>
      <text:p text:style-name="P1"/>
      <text:p text:style-name="P1">donwload txt from gutenberg</text:p>
      <text:p text:style-name="P1"/>
      <text:p text:style-name="P1">create a folder in HDFS root- gutenberg</text:p>
      <text:p text:style-name="P1"/>
      <text:p text:style-name="P1">move file to this folder</text:p>
      <text:p text:style-name="P1"/>
      <text:p text:style-name="P1"><text:s/>hadoop fs -put /home/ankit/Downloads/petrified.txt /gutenberg</text:p>
      <text:p text:style-name="P1"/>
      <text:p text:style-name="P1"/>
      <text:p text:style-name="P2">Create maven java project-- hadoopmr4</text:p>
      <text:p text:style-name="P2"/>
      <text:p text:style-name="P2">How to do MapReduce on hadoop</text:p>
      <text:p text:style-name="P2"/>
      <text:p text:style-name="P12">0- look at input file to select appropriate input format class-- <text:span text:style-name="T3">inputformat class</text:span></text:p>
      <text:p text:style-name="P2"/>
      <text:p text:style-name="P2">1- create a mapper class</text:p>
      <text:p text:style-name="P2"/>
      <text:p text:style-name="P2">2- <text:s/><text:span text:style-name="T1">create a reducer class</text:span></text:p>
      <text:p text:style-name="P2"/>
      <text:p text:style-name="P3">3- create a driver class with a main method to create a jar</text:p>
      <text:p text:style-name="P3"/>
      <text:p text:style-name="P14">a- create a driver method with a man method to create a job</text:p>
      <text:p text:style-name="P14">b- decide what to write to hdfs using and output format class</text:p>
      <text:p text:style-name="P14"/>
      <text:p text:style-name="P3">4- build this project to create a jar file</text:p>
      <text:p text:style-name="P3">5- run the jar file as follows</text:p>
      <text:p text:style-name="P3"/>
      <text:p text:style-name="P12">from hadoop.org-commands-jar</text:p>
      <text:p text:style-name="P3"/>
      <text:p text:style-name="P3"><text:bookmark-start text:name="__DdeLink__0_2231686872"/><text:span text:style-name="Teletype">hadoop jar &lt;jar&gt; [mainClass] inputPathOnHDFS outputPathonHDFS</text:span><text:bookmark-end text:name="__DdeLink__0_2231686872"/></text:p>
      <text:p text:style-name="P3"><text:span text:style-name="Teletype"/></text:p>
      <text:p text:style-name="P10"><text:span text:style-name="Teletype"><text:span text:style-name="T10">gives error</text:span></text:span></text:p>
      <text:p text:style-name="P10"><text:span text:style-name="Teletype"/></text:p>
      <text:p text:style-name="P10"><text:span text:style-name="Teletype"><text:span text:style-name="T10">no need to give main class</text:span></text:span></text:p>
      <text:p text:style-name="P10"><text:span text:style-name="Teletype"/></text:p>
      <text:p text:style-name="P10"><text:span text:style-name="Teletype"><text:span text:style-name="T10">hadoop jar &lt;path of jar&gt; inputPathOnHDFS outputPathOnHDFS</text:span></text:span></text:p>
      <text:p text:style-name="P3"><text:span text:style-name="Teletype"/></text:p>
      <text:p text:style-name="P3"><text:span text:style-name="Teletype"/></text:p>
      <text:p text:style-name="P4"><text:span text:style-name="Teletype"><text:span text:style-name="T2">import hadoop core dependency</text:span></text:span></text:p>
      <text:p text:style-name="P4"><text:span text:style-name="Teletype"/></text:p>
      <text:p text:style-name="P4"><text:span text:style-name="Teletype"><text:span text:style-name="T2">extends mapper class for Mapper</text:span></text:span></text:p>
      <text:p text:style-name="P4"><text:span text:style-name="Teletype"/></text:p>
      <text:p text:style-name="P5"><text:soft-page-break/><text:span text:style-name="Teletype"><text:span text:style-name="T4">use most appropriate class and compact datatype</text:span></text:span></text:p>
      <text:p text:style-name="P5"><text:span text:style-name="Teletype"/></text:p>
      <text:p text:style-name="P6"><text:span text:style-name="Teletype"><text:span text:style-name="T5">last 2 of mapper should match 1</text:span></text:span><text:span text:style-name="Teletype"><text:span text:style-name="T6">st</text:span></text:span><text:span text:style-name="Teletype"><text:span text:style-name="T5"> 2 of reducer- output of mapper- input of reducer</text:span></text:span></text:p>
      <text:p text:style-name="P1"/>
      <text:p text:style-name="P1"/>
      <text:p text:style-name="P1">just like in mongoDB values is iterable</text:p>
      <text:p text:style-name="P1"/>
      <text:p text:style-name="P13">MyApp one two three</text:p>
      <text:p text:style-name="P1"/>
      <text:p text:style-name="P7"><text:span text:style-name="Teletype">hadoop jar &lt;jar&gt; [mainClass] inputPathOnHDFS outputPathonHDFS</text:span></text:p>
      <text:p text:style-name="P7"><text:span text:style-name="Teletype"><text:span text:style-name="T7">these args will go to set input and output path</text:span></text:span></text:p>
      <text:p text:style-name="P7"><text:span text:style-name="Teletype"/></text:p>
      <text:p text:style-name="P8"><text:span text:style-name="Teletype"><text:span text:style-name="T8">java 9 docs api</text:span></text:span></text:p>
      <text:p text:style-name="P8"><text:span text:style-name="Teletype"/></text:p>
      <text:p text:style-name="P8"><text:span text:style-name="Teletype"/></text:p>
      <text:p text:style-name="P8"><text:span text:style-name="Teletype"/></text:p>
      <text:p text:style-name="P9"><text:span text:style-name="Teletype"><text:span text:style-name="T9">build jar file</text:span></text:span></text:p>
      <text:p text:style-name="P9"><text:span text:style-name="Teletype"/></text:p>
      <text:p text:style-name="P9"><text:bookmark-start text:name="__DdeLink__2_2231686872"/><text:span text:style-name="Teletype">com.ankit.mr.hadooplab4.WordCountMR</text:span><text:bookmark-end text:name="__DdeLink__2_2231686872"/></text:p>
      <text:p text:style-name="P9"><text:span text:style-name="Teletype"/></text:p>
      <text:p text:style-name="P11"><text:span text:style-name="Teletype"><text:span text:style-name="T12">Note Very Imp--</text:span></text:span></text:p>
      <text:p text:style-name="P11"><text:span text:style-name="Teletype"/></text:p>
      <text:p text:style-name="P11"><text:span text:style-name="Teletype"><text:span text:style-name="T11">There are following 2 ways to run MapR on hadoop</text:span></text:span></text:p>
      <text:p text:style-name="P11"><text:span text:style-name="Teletype"/></text:p>
      <text:p text:style-name="P11"><text:span text:style-name="Teletype"/></text:p>
      <text:p text:style-name="P11"><text:span text:style-name="Teletype"><text:span text:style-name="T11">1- </text:span></text:span><text:span text:style-name="Teletype">hadoop jar &lt;jar&gt; [mainClass] inputPathOnHDFS outputPathonHDFS</text:span></text:p>
      <text:p text:style-name="P11"><text:span text:style-name="Teletype"/></text:p>
      <text:p text:style-name="P11"><text:span text:style-name="Teletype"><text:span text:style-name="T11">use this command is the main class is not declared in the pom.xml file</text:span></text:span></text:p>
      <text:p text:style-name="P11"><text:span text:style-name="Teletype"/></text:p>
      <text:p text:style-name="P11"><text:span text:style-name="Teletype"><text:span text:style-name="T13">hadoop jar /home/ankit/Downloads/mrwordcount-2.jar com.ankit.mr.hadooplab4.WordCountMR /gutenberg/petrified.txt /gutenbergOutput2</text:span></text:span></text:p>
      <text:p text:style-name="P11"><text:span text:style-name="Teletype"/></text:p>
      <text:p text:style-name="P11"><text:span text:style-name="Teletype"><text:span text:style-name="T11">2- </text:span></text:span><text:span text:style-name="Teletype">hadoop jar &lt;jar&gt; inputPathOnHDFS outputPathonHDFS</text:span></text:p>
      <text:p text:style-name="P11"><text:span text:style-name="Teletype"/></text:p>
      <text:p text:style-name="P11"><text:span text:style-name="Teletype"><text:span text:style-name="T11">use this one if main class is declared in pom.xml</text:span></text:span></text:p>
      <text:p text:style-name="P11"><text:span text:style-name="Teletype"/></text:p>
      <text:p text:style-name="P11"><text:span text:style-name="Teletype"><text:s/>hadoop jar /home/ankit/Downloads/mrwordcount.jar /gutenberg/petrified.txt /gutenbergOutput2</text:span></text:p>
      <text:p text:style-name="P11"><text:span text:style-name="Teletype"/></text:p>
      <text:p text:style-name="P11"><text:span text:style-name="Teletype"><text:span text:style-name="T11">it can be done as follows:</text:span></text:span></text:p>
      <text:p text:style-name="P11"><text:span text:style-name="Teletype"/></text:p>
      <text:p text:style-name="P11"><text:span text:style-name="Teletype"><text:s text:c="4"/>&lt;build&gt;</text:span></text:p>
      <text:p text:style-name="P11"><text:span text:style-name="Teletype"><text:s text:c="8"/>&lt;plugins&gt;</text:span></text:p>
      <text:p text:style-name="P11"><text:span text:style-name="Teletype"><text:s text:c="12"/>&lt;plugin&gt;</text:span></text:p>
      <text:p text:style-name="P11"><text:span text:style-name="Teletype"><text:s text:c="16"/>&lt;groupId&gt;org.apache.maven.plugins&lt;/groupId&gt;</text:span></text:p>
      <text:p text:style-name="P11"><text:span text:style-name="Teletype"><text:s text:c="16"/>&lt;artifactId&gt;maven-jar-plugin&lt;/artifactId&gt;</text:span></text:p>
      <text:p text:style-name="P11"><text:soft-page-break/><text:span text:style-name="Teletype"><text:s text:c="16"/>&lt;version&gt;2.4&lt;/version&gt;</text:span></text:p>
      <text:p text:style-name="P11"><text:span text:style-name="Teletype"><text:s text:c="16"/>&lt;configuration&gt;</text:span></text:p>
      <text:p text:style-name="P11"><text:span text:style-name="Teletype"><text:s text:c="20"/>&lt;archive&gt;</text:span></text:p>
      <text:p text:style-name="P11"><text:span text:style-name="Teletype"><text:s text:c="24"/>&lt;manifest&gt;</text:span></text:p>
      <text:p text:style-name="P11"><text:span text:style-name="Teletype"><text:s text:c="28"/>&lt;addClasspath&gt;true&lt;/addClasspath&gt;</text:span></text:p>
      <text:p text:style-name="P11"><text:span text:style-name="Teletype"><text:s text:c="28"/>&lt;mainClass&gt;com.ankit.mr.hadooplab4.WordCountMR&lt;/mainClass&gt;</text:span></text:p>
      <text:p text:style-name="P11"><text:span text:style-name="Teletype"><text:s text:c="24"/>&lt;/manifest&gt;</text:span></text:p>
      <text:p text:style-name="P11"><text:span text:style-name="Teletype"><text:s text:c="20"/>&lt;/archive&gt;</text:span></text:p>
      <text:p text:style-name="P11"><text:span text:style-name="Teletype"><text:s text:c="16"/>&lt;/configuration&gt;</text:span></text:p>
      <text:p text:style-name="P11"><text:span text:style-name="Teletype"><text:s text:c="12"/>&lt;/plugin&gt;</text:span></text:p>
      <text:p text:style-name="P11"><text:span text:style-name="Teletype"><text:s text:c="8"/>&lt;/plugins&gt;</text:span></text:p>
      <text:p text:style-name="P11"><text:span text:style-name="Teletype"><text:s text:c="4"/>&lt;/build&gt; <text:s/></text:span></text:p>
      <text:p text:style-name="P11"><text:span text:style-name="Teletype"/></text:p>
      <text:p text:style-name="P11"><text:span text:style-name="Teletype"/></text:p>
      <text:p text:style-name="P11"><text:span text:style-name="Teletype"/></text:p>
      <text:p text:style-name="P11"><text:span text:style-name="Teletype"/></text:p>
      <text:p text:style-name="P9"><text:span text:style-name="Teletype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eletype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8T08:28:21.559205551</meta:creation-date>
    <meta:editing-duration>PT4M45S</meta:editing-duration>
    <meta:editing-cycles>5</meta:editing-cycles>
    <meta:generator>LibreOffice/6.0.7.3$Linux_X86_64 LibreOffice_project/00m0$Build-3</meta:generator>
    <dc:date>2019-06-08T09:29:31.427827253</dc:date>
    <meta:document-statistic meta:table-count="0" meta:image-count="0" meta:object-count="0" meta:page-count="3" meta:paragraph-count="59" meta:word-count="293" meta:character-count="2388" meta:non-whitespace-character-count="1877"/>
  </office:meta>
</office:document-meta>
</file>